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8c7c" officeooo:paragraph-rsid="00158c7c"/>
    </style:style>
    <style:style style:name="P2" style:family="paragraph" style:parent-style-name="Standard">
      <style:text-properties officeooo:rsid="0016830b" officeooo:paragraph-rsid="0016830b"/>
    </style:style>
    <style:style style:name="P3" style:family="paragraph" style:parent-style-name="Standard">
      <style:text-properties officeooo:rsid="0018b503" officeooo:paragraph-rsid="0018b503"/>
    </style:style>
    <style:style style:name="P4" style:family="paragraph" style:parent-style-name="Standard">
      <style:text-properties officeooo:rsid="00199de1" officeooo:paragraph-rsid="00199de1"/>
    </style:style>
    <style:style style:name="P5" style:family="paragraph" style:parent-style-name="Standard">
      <style:text-properties officeooo:rsid="001a205f" officeooo:paragraph-rsid="001a205f"/>
    </style:style>
    <style:style style:name="P6" style:family="paragraph" style:parent-style-name="Standard">
      <style:text-properties officeooo:rsid="001d562c" officeooo:paragraph-rsid="001d562c"/>
    </style:style>
    <style:style style:name="P7" style:family="paragraph" style:parent-style-name="Standard">
      <style:text-properties officeooo:rsid="0022188e" officeooo:paragraph-rsid="0022188e"/>
    </style:style>
    <style:style style:name="P8" style:family="paragraph" style:parent-style-name="Standard">
      <style:text-properties officeooo:rsid="0025451f" officeooo:paragraph-rsid="0025451f"/>
    </style:style>
    <style:style style:name="P9" style:family="paragraph" style:parent-style-name="Standard">
      <style:text-properties officeooo:rsid="002683ff" officeooo:paragraph-rsid="002683ff"/>
    </style:style>
    <style:style style:name="P10" style:family="paragraph" style:parent-style-name="Standard">
      <style:text-properties officeooo:rsid="00291ad5" officeooo:paragraph-rsid="00291ad5"/>
    </style:style>
    <style:style style:name="P11" style:family="paragraph" style:parent-style-name="Standard">
      <style:text-properties officeooo:rsid="002b435e" officeooo:paragraph-rsid="002b435e"/>
    </style:style>
    <style:style style:name="P12" style:family="paragraph" style:parent-style-name="Standard">
      <style:text-properties officeooo:rsid="002ce33b" officeooo:paragraph-rsid="002ce33b"/>
    </style:style>
    <style:style style:name="P13" style:family="paragraph" style:parent-style-name="Standard">
      <style:text-properties officeooo:rsid="002e9d4d" officeooo:paragraph-rsid="002e9d4d"/>
    </style:style>
    <style:style style:name="T1" style:family="text">
      <style:text-properties officeooo:rsid="001d562c"/>
    </style:style>
    <style:style style:name="T2" style:family="text">
      <style:text-properties officeooo:rsid="001eca5b"/>
    </style:style>
    <style:style style:name="T3" style:family="text">
      <style:text-properties officeooo:rsid="0022ce02"/>
    </style:style>
    <style:style style:name="T4" style:family="text">
      <style:text-properties officeooo:rsid="00285570"/>
    </style:style>
    <style:style style:name="T5" style:family="text">
      <style:text-properties officeooo:rsid="002e9d4d"/>
    </style:style>
    <style:style style:name="T6" style:family="text">
      <style:text-properties officeooo:rsid="00308561"/>
    </style:style>
    <style:style style:name="T7" style:family="text">
      <style:text-properties officeooo:rsid="00317f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ÖADW:</text:p>
      <text:p text:style-name="P11">at least one publication. Better have 2. </text:p>
      <text:p text:style-name="P11">only benefit could be that I am young, recently started PhD.</text:p>
      <text:p text:style-name="P1"/>
      <text:p text:style-name="P1">FWF:</text:p>
      <text:p text:style-name="P11">cuts funding. Really hard to get.</text:p>
      <text:p text:style-name="P1"/>
      <text:p text:style-name="P1"/>
      <text:p text:style-name="P2">if i straight out settle for this weeks finds in biology, its clear that i cannot possibly mean to capture all the relevant happenings. Signals and sequences, potentials and gradients, polymers and condensates. And also the meta layer of inference on these objects of interest. </text:p>
      <text:p text:style-name="P2">Also physiology and higher order organizing principles, as well as aspects of populations and ecosystems.</text:p>
      <text:p text:style-name="P2"/>
      <text:p text:style-name="P3">Might also start reviewing the short introductions <text:span text:style-name="T1">series:</text:span></text:p>
      <text:p text:style-name="P6">starting with my review of the systems biology text. </text:p>
      <text:p text:style-name="P6">Of course these books are intended for the beginner and you would not expect an actual expert (novice?) in the field to read them. But guess what! For the first review we are jumping right into systems biology itself!</text:p>
      <text:p text:style-name="P6">Now, from a book like this, you will not expect to find a thorough reference list for professionals, yet it is a striking feature that many of the well known players in the field are not even mentioned.</text:p>
      <text:p text:style-name="P6">Also the focus is clearly on computational methods, yet treats them very abstractly.</text:p>
      <text:p text:style-name="P6">I would have wished for some treatment of the experimental side, which is, as claimed by voit ‚straight forward‘ - <text:span text:style-name="T5">which </text:span>it really isn‘t - <text:span text:style-name="T2">especially not for the target audience of this book!</text:span></text:p>
      <text:p text:style-name="P13">Also even if you consider experiment straightforward, it might enable readers to appreciate the amounts of data generated by genome scale sequencing efforts.</text:p>
      <text:p text:style-name="P6"/>
      <text:p text:style-name="P7">Also the final chapter is a bit of a mess. While i <text:span text:style-name="T6">somewhat agree with the conclusions</text:span>, the discussion feels really disorganized and rambling, and sort of misguided. It <text:span text:style-name="T7">seems to </text:span>interpret essential features of biology as a hurdle <text:span text:style-name="T6">toward</text:span> the perfect theory. Biology is<text:span text:style-name="T7">n‘t</text:span> noisy because it wants to baffle theory builders, but because it would not work as robustly and couldn‘t run evolution if it acted with less noise.</text:p>
      <text:p text:style-name="P7">Also the reductionist views employed in this book go directly against many views in the field, some even cited in the book <text:span text:style-name="T3">(eg Noble)</text:span>.</text:p>
      <text:p text:style-name="P8">While i like his dimensions of the scientific method, i am missing the robust statistics that should underly everything.</text:p>
      <text:p text:style-name="P9">Especially interesting is the clash in the last chapter, which starts out stating that not even physics can really proof things in a mathematically rigorous fashion, and finishes that systems biologists do just that. Without knowing what he wants to say here, or what a suitable abstraction is this might confuse readers. <text:span text:style-name="T4">Imagine an archeologist reading this book. If she has no prior exposure to mathematical modelling, these statements simply cannot compute! They would, in my view, also suggest an unfounded sense of ‚truth‘ in the natural sciences, that is not present in the way implied in the chapter.</text:span></text:p>
      <text:p text:style-name="P8"/>
      <text:p text:style-name="P12">Also from a systems biology perspective, i am not sure if some of his statements are valid.</text:p>
      <text:p text:style-name="P12">Eg that the physics based approach gets too complicated. While it definitely does when you want to keep track of all the microstates, a lot of ground could potentially be gained from course grained physical models, as has been shown over the course of the 20th century already, in early studies by Monod, Guy, … , who did systems biology before the term existed. Usually the more mathematical physiology literature has a high overlap with what we call systems biology now.</text:p>
      <text:p text:style-name="P12"/>
      <text:p text:style-name="P8"><text:soft-page-break/></text:p>
      <text:p text:style-name="P9">What i like: talking to the audience (modellers). </text:p>
      <text:p text:style-name="P9"/>
      <text:p text:style-name="P3"/>
      <text:p text:style-name="P3"/>
      <text:p text:style-name="P4">proposal:</text:p>
      <text:p text:style-name="P4"/>
      <text:p text:style-name="P10">computational systems biology of cancer.</text:p>
      <text:p text:style-name="P10">Coessentiality. Constructing novel disease enrichemnts for characterizing functional gene pairs in a genome scale genetic perturbation experiment.</text:p>
      <text:p text:style-name="P4"/>
      <text:p text:style-name="P4"/>
      <text:p text:style-name="P4">email:</text:p>
      <text:p text:style-name="P4"/>
      <text:p text:style-name="P4"/>
      <text:p text:style-name="P4"/>
      <text:p text:style-name="P4"/>
      <text:p text:style-name="P4"/>
      <text:p text:style-name="P4"/>
      <text:p text:style-name="P4"/>
      <text:p text:style-name="P4"/>
      <text:p text:style-name="P4"/>
      <text:p text:style-name="P4"/>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6T09:36:09.452261649</meta:creation-date>
    <dc:date>2021-09-06T16:41:48.037296646</dc:date>
    <meta:editing-duration>PT2H39M13S</meta:editing-duration>
    <meta:editing-cycles>22</meta:editing-cycles>
    <meta:generator>LibreOffice/6.0.7.3$Linux_X86_64 LibreOffice_project/00m0$Build-3</meta:generator>
    <meta:document-statistic meta:table-count="0" meta:image-count="0" meta:object-count="0" meta:page-count="2" meta:paragraph-count="25" meta:word-count="593" meta:character-count="3581" meta:non-whitespace-character-count="3009"/>
  </office:meta>
</office:document-meta>
</file>